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4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39">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6">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6">Я конечно понимаю зачем это делается, но вот реальная эффективность подобного процесса, скажем так, близка к нулевой.</text:p>
      <text:p text:style-name="P47">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6">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6">https://www.ohchr.org/en/publications/policy-and-methodological-publications/berkeley-protocol-digital-open-source - Протокол Беркли.</text:p>
      <text:p text:style-name="P46">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6">https://www.dni.gov/files/documents/ICD/ICS-206-01.pdf - стандарт разведывательного сообщества ICS 206–01. </text:p>
      <text:p text:style-name="P48">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6">Ныряем в OSINT в 2025:</text:p>
      <text:p text:style-name="P46">1. PlatesMania (https://platesmania.com/) - база фотографий автомобилей в РФ и СНГ;</text:p>
      <text:p text:style-name="P46">2. sherlock <text:s/>(https://t.me/mSherlokOSINT_bot?start=_ref_nZkGfF_gpePgv)— пожалуй, один из лучших аналогов легендарного ГБ;</text:p>
      <text:p text:style-name="P46">3. ospace <text:s/>(https://ospace.org/etap)— карта этапирования заключенных по всей стране с визуализацией;</text:p>
      <text:p text:style-name="P46">4. OpenRailwayMap (https://www.openrailwaymap.org/) - карта железнодорожной инфраструктуры мира, построенная на данных OpenStreetMap;</text:p>
      <text:p text:style-name="P49">5. Steam DB (https://steamdb.info/) - ковыряем аккаунты Steam, получая всю возможную по ним статистику;</text:p>
      <text:p text:style-name="P50">6. Interpol Wanted (https://www.interpol.int/How-we-work/Notices/Red-Notices/View-Red-Notices) - база данных лиц, находящихся в розыске Интерпол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07-29T11:47:40.375000000</dc:date>
    <meta:editing-duration>PT1H7M52S</meta:editing-duration>
    <meta:editing-cycles>12</meta:editing-cycles>
    <meta:generator>LibreOffice/24.8.4.2$Windows_X86_64 LibreOffice_project/bb3cfa12c7b1bf994ecc5649a80400d06cd71002</meta:generator>
    <meta:document-statistic meta:table-count="0" meta:image-count="0" meta:object-count="0" meta:page-count="134" meta:paragraph-count="1794" meta:word-count="24793" meta:character-count="218351" meta:non-whitespace-character-count="193051"/>
    <meta:user-defined meta:name="AppVersion">16.0000</meta:user-defined>
  </office:meta>
</office:document-meta>
</file>